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111111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111111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  <style:text-properties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 fo:text-indent="0in"/>
    </style:style>
    <style:style style:name="T44" style:parent-style-name="Основнойшрифтабзаца" style:family="text">
      <style:text-properties fo:color="#000000" style:font-size-complex="14pt"/>
    </style:style>
    <style:style style:name="T45" style:parent-style-name="Основнойшрифтабзаца" style:family="text">
      <style:text-properties fo:color="#111111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 fo:text-indent="0in"/>
      <style:text-properties fo:color="#111111"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Textbody" style:family="paragraph">
      <style:paragraph-properties fo:text-indent="0in"/>
      <style:text-properties fo:color="#111111"/>
    </style:style>
    <style:style style:name="T59" style:parent-style-name="Основнойшрифтабзаца" style:family="text">
      <style:text-properties fo:font-style="italic" style:font-style-asian="italic" style:font-size-complex="14pt"/>
    </style:style>
    <style:style style:name="T60" style:parent-style-name="Основнойшрифтабзаца" style:family="text">
      <style:text-properties fo:font-style="italic" style:font-style-asian="italic" style:font-size-complex="14pt" fo:language="en" fo:country="US"/>
    </style:style>
    <style:style style:name="T61" style:parent-style-name="Основнойшрифтабзаца" style:family="text">
      <style:text-properties fo:font-style="italic" style:font-style-asian="italic" style:font-size-complex="14pt"/>
    </style:style>
    <style:style style:name="T62" style:parent-style-name="Основнойшрифтабзаца" style:family="text">
      <style:text-properties fo:font-style="italic" style:font-style-asian="italic" style:font-size-complex="14pt" fo:language="en" fo:country="US"/>
    </style:style>
    <style:style style:name="T63" style:parent-style-name="Основнойшрифтабзаца" style:family="text">
      <style:text-properties fo:font-style="italic" style:font-style-asian="italic" style:font-size-complex="14pt"/>
    </style:style>
    <style:style style:name="P64" style:parent-style-name="Textbody" style:family="paragraph">
      <style:paragraph-properties fo:text-align="center" fo:text-indent="0in"/>
    </style:style>
    <style:style style:name="P65" style:parent-style-name="Textbody" style:family="paragraph">
      <style:paragraph-properties fo:text-indent="0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Textbody" style:family="paragraph">
      <style:text-properties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92" style:parent-style-name="Textbody" style:family="paragraph">
      <style:text-properties fo:font-weight="bold" style:font-weight-asian="bold"/>
    </style:style>
    <style:style style:name="P93" style:parent-style-name="Standard" style:family="paragraph">
      <style:paragraph-properties fo:text-indent="0.4916in"/>
    </style:style>
    <style:style style:name="T9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95" style:parent-style-name="Заголовок1" style:family="paragraph">
      <style:paragraph-properties fo:break-before="page"/>
    </style:style>
    <style:style style:name="T96" style:parent-style-name="Основнойшрифтабзаца" style:family="text">
      <style:text-properties fo:font-weight="bold" style:font-weight-asian="bold" style:font-weight-complex="bold"/>
    </style:style>
    <style:style style:name="T9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8" style:parent-style-name="Основнойшрифтабзаца" style:family="text">
      <style:text-properties fo:font-weight="bold" style:font-weight-asian="bold" style:font-weight-complex="bold"/>
    </style:style>
    <style:style style:name="T9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Заголовок1" style:family="paragraph">
      <style:paragraph-properties fo:break-before="page"/>
    </style:style>
    <style:style style:name="P120" style:parent-style-name="Textbody" style:family="paragraph">
      <style:text-properties fo:color="#000000"/>
    </style:style>
    <style:style style:name="P121" style:parent-style-name="Table" style:family="paragraph">
      <style:paragraph-properties fo:keep-with-next="always"/>
    </style:style>
    <style:style style:name="TableColumn123" style:family="table-column">
      <style:table-column-properties style:column-width="0.5868in" style:use-optimal-column-width="false"/>
    </style:style>
    <style:style style:name="TableColumn124" style:family="table-column">
      <style:table-column-properties style:column-width="2.8791in" style:use-optimal-column-width="false"/>
    </style:style>
    <style:style style:name="TableColumn125" style:family="table-column">
      <style:table-column-properties style:column-width="3.0305in" style:use-optimal-column-width="false"/>
    </style:style>
    <style:style style:name="Table122" style:family="table">
      <style:table-properties style:width="6.4965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indent="0in"/>
      <style:text-properties fo:font-size="12pt" style:font-size-asian="12pt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indent="0in"/>
      <style:text-properties fo:font-size="12pt" style:font-size-asian="12pt"/>
    </style:style>
    <style:style style:name="TableCell1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indent="0in"/>
      <style:text-properties fo:font-size="12pt" style:font-size-asian="12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2pt" style:font-size-asian="12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12pt" style:font-size-asian="12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indent="0in"/>
    </style:style>
    <style:style style:name="T145" style:parent-style-name="Основнойшрифтабзаца" style:family="text">
      <style:text-properties fo:font-size="12pt" style:font-size-asian="12pt"/>
    </style:style>
    <style:style style:name="T146" style:parent-style-name="Основнойшрифтабзаца" style:family="text">
      <style:text-properties fo:font-size="12pt" style:font-size-asian="12pt" fo:language="en" fo:country="US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indent="0in"/>
    </style:style>
    <style:style style:name="T149" style:parent-style-name="Основнойшрифтабзаца" style:family="text">
      <style:text-properties fo:font-size="12pt" style:font-size-asian="12pt"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2pt" style:font-size-asian="12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indent="0in"/>
    </style:style>
    <style:style style:name="T155" style:parent-style-name="Основнойшрифтабзаца" style:family="text">
      <style:text-properties fo:font-size="12pt" style:font-size-asian="12pt" fo:language="en" fo:country="US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2pt" style:font-size-asian="12pt" fo:language="en" fo:country="US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indent="0in"/>
    </style:style>
    <style:style style:name="T165" style:parent-style-name="Основнойшрифтабзаца" style:family="text">
      <style:text-properties fo:font-size="12pt" style:font-size-asian="12pt" fo:language="en" fo:country="US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2pt" style:font-size-asian="12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indent="0in"/>
    </style:style>
    <style:style style:name="T173" style:parent-style-name="Основнойшрифтабзаца" style:family="text">
      <style:text-properties fo:font-size="12pt" style:font-size-asian="12pt" fo:language="en" fo:country="US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2pt" style:font-size-asian="12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2pt" style:font-size-asian="12pt" fo:language="en" fo:country="US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2pt" style:font-size-asian="12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size="12pt" style:font-size-asian="12pt" fo:language="en" fo:country="US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2pt" style:font-size-asian="12pt" fo:language="en" fo:country="US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indent="0in"/>
    </style:style>
    <style:style style:name="T209" style:parent-style-name="Основнойшрифтабзаца" style:family="text">
      <style:text-properties fo:font-size="12pt" style:font-size-asian="12pt" fo:language="en" fo:country="US"/>
    </style:style>
    <style:style style:name="P210" style:parent-style-name="Textbody" style:family="paragraph">
      <style:text-properties fo:color="#000000"/>
    </style:style>
    <style:style style:name="P211" style:parent-style-name="Standard" style:family="paragraph">
      <style:text-properties fo:color="#FF0000" fo:language="en" fo:country="US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1</text:span></text:p>
      <text:p text:style-name="P20"><text:span text:style-name="T21">по дисциплине<text:s/></text:span><text:span text:style-name="T22">«</text:span><text:span text:style-name="T23">Алгоритмы и структуры данных</text:span><text:span text:style-name="T24">»</text:span></text:p>
      <text:p text:style-name="P25"><text:span text:style-name="T26">Тема:Рекурсия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 9304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Прокофьев М.Д</text:span><text:span text:style-name="T45">.</text:span>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Филатов А.Ю.</text:p>
          </table:table-cell>
        </table:table-row>
      </table:table>
      <text:p text:style-name="P53"/>
      <text:p text:style-name="P54"/>
      <text:p text:style-name="P55">Санкт-Петербург</text:p>
      <text:p text:style-name="P56">2020</text:p>
      <text:soft-page-break/>
      <text:h text:style-name="P57" text:outline-level="2">Цель работы.</text:h>
      <text:p text:style-name="P58"><text:tab/>Узнать о рекурсии и о ее использовании в практике</text:p>
      <text:h text:style-name="Заголовок2" text:outline-level="2">Задание.</text:h>
      <text:p text:style-name="Textbody"><text:span text:style-name="T59">Функция<text:s/></text:span><text:span text:style-name="T60">f</text:span><text:span text:style-name="T61">(</text:span><text:span text:style-name="T62">n</text:span><text:span text:style-name="T63">) определена для целых положительных чисел:</text:span></text:p>
      <text:p text:style-name="P64"><draw:frame draw:style-name="a0" text:anchor-type="as-char" svg:x="0in" svg:y="0in" svg:width="2.46956in" svg:height="0.74783in" style:rel-width="scale" style:rel-height="scale"><draw:object xlink:href="Object 1/" xlink:type="simple" xlink:show="embed" xlink:actuate="onLoad"/></draw:frame></text:p>
      <text:p text:style-name="P65">Вычислить<text:s/><text:span text:style-name="T66">f</text:span>(<text:span text:style-name="T67">k</text:span>)<text:s/>для<text:s/><text:span text:style-name="T68">k</text:span>=15,16…,30</text:p>
      <text:h text:style-name="Заголовок2" text:outline-level="2">Выполнение работы.</text:h>
      <text:p text:style-name="P69">Для выполнения работы была<text:s/>создана функция: f(int n).<text:s/>Рекурсивная функция f(n) сделана в соответствии с условиями задачи. При ее вызове с определенным аргументом суммируются последовательно функции, аргументы которых равны целому числу от деления аргумента на, соответственно, итератор. Если аргумент функции равен 1, то и сама функция равна 1. В угоду меньшего заполнения стека в самой функции не вызывается рекурсия для f(2) или f(1), они “заведомо в программе равны” 1. Поэтому существует переменная “quantity” которая отвечает за количество “единиц”. Всего в сумме слагаемых (n-1), учитывая то что складывается суммы с итерированием от 2 до n. По некоторой закономерности, количество слагаемых, которые не равны 1, и которые соответственно “нуждаются в вызове рекурсией”, равно (n/3)-1. Соответственно, переменная “quantity” равна ((n-1)-((n/3)-1)=n-(n/3)) Таким образом, сначала вычитывается сумма тех функций, где рекурсия просто необходима, а потом прибавляется определенное количество единиц к сумме. Соответственно уменьшается количество данных, идущих в стек.</text:p>
      <text:p text:style-name="Textbody"><text:span text:style-name="T70">Функция<text:s/></text:span><text:span text:style-name="T71">main</text:span><text:span text:style-name="T72"><text:s/></text:span><text:span text:style-name="T73">принимает строку<text:s/></text:span><text:span text:style-name="blob-code-inner">argv[]</text:span><text:span text:style-name="T74">, которая позже преобразуется в<text:s/></text:span><text:span text:style-name="T75">int</text:span><text:span text:style-name="T76"><text:s/></text:span><text:span text:style-name="T77">с помощью функции<text:s/></text:span><text:span text:style-name="T78">atoi</text:span><text:span text:style-name="T79"><text:s/></text:span><text:span text:style-name="T80">из библиотеки<text:s/></text:span><text:span text:style-name="T81">stdlib</text:span><text:span text:style-name="T82"><text:s/>и запишется в переменную<text:s/></text:span><text:span text:style-name="T83">res</text:span><text:span text:style-name="T84">, от которой будет вызываться функция<text:s/></text:span><text:span text:style-name="T85">f</text:span><text:span text:style-name="T86">.</text:span><text:span text:style-name="T87"><text:s/>Посредством<text:s/></text:span><text:span text:style-name="T88">testing</text:span><text:span text:style-name="T89">.</text:span><text:span text:style-name="T90">py</text:span><text:span text:style-name="T91">, в<text:s/></text:span><text:span text:style-name="blob-code-inner">argv[] последовательно передаются строки из файлов<text:s/></text:span><text:span text:style-name="blob-code-inner">SuccessTests.txt</text:span><text:span text:style-name="blob-code-inner"><text:s/></text:span><text:span text:style-name="blob-code-inner">и<text:s/></text:span><text:span text:style-name="blob-code-inner">ErrorTests.txt</text:span><text:span text:style-name="blob-code-inner"><text:s/>для тестирования.</text:span></text:p>
      <text:p text:style-name="Textbody"/>
      <text:soft-page-break/>
      <text:p text:style-name="P92">Выводы.</text:p>
      <text:p text:style-name="P93">Изучена рекурсия. Написана рекурсивная функция, включающая в себе сумму рекурсивных функций.<text:span text:style-name="T94"><text:s/>Использование рекурсии в решении этой задачи является оправданным поскольку, как минимум, функция, заданная в условии, вызывает саму себя.</text:span></text:p>
      <text:p text:style-name="Textbody"/>
      <text:soft-page-break/>
      <text:h text:style-name="P95" text:outline-level="1">Приложение А<text:line-break/>Исходный код программы</text:h>
      <text:p text:style-name="Standard"><text:s text:c="3"/><text:span text:style-name="T96"><text:s/>Файл:<text:s/></text:span><text:span text:style-name="T97">main</text:span><text:span text:style-name="T98">.</text:span><text:span text:style-name="T99">cpp</text:span></text:p>
      <text:p text:style-name="P100">#include &lt;iostream&gt;</text:p>
      <text:p text:style-name="P101">#include &lt;stdlib.h&gt;<text:s/></text:p>
      <text:p text:style-name="P102"/>
      <text:p text:style-name="P103">int f(int n)</text:p>
      <text:p text:style-name="P104">{</text:p>
      <text:p text:style-name="P105"><text:tab/>int sum=0, i=1, quantity=n-(n/3);</text:p>
      <text:p text:style-name="P106"><text:tab/>if((n==2)||(n==1)) return 1;</text:p>
      <text:p text:style-name="P107"><text:tab/>while((n/++i)&gt;2) sum+=f(n/i);</text:p>
      <text:p text:style-name="P108"><text:tab/>sum+=quantity;</text:p>
      <text:p text:style-name="P109"><text:tab/>return sum;</text:p>
      <text:p text:style-name="P110">}</text:p>
      <text:p text:style-name="P111">int main<text:s/>(int argc, char* argv[])</text:p>
      <text:p text:style-name="P112">{</text:p>
      <text:p text:style-name="P113"><text:tab/>int res=0;</text:p>
      <text:p text:style-name="P114"><text:tab/>gets(vvod);</text:p>
      <text:p text:style-name="P115"><text:tab/>res=atoi(vvod);</text:p>
      <text:p text:style-name="P116"><text:tab/>if(res&lt;1) std::cout &lt;&lt; "not answer";</text:p>
      <text:p text:style-name="P117"><text:tab/>else std::cout &lt;&lt; f(res);</text:p>
      <text:p text:style-name="Standard"><text:span text:style-name="T118"><text:s text:c="10"/>return</text:span><text:s/>0;</text:p>
      <text:p text:style-name="Standard">}</text:p>
      <text:soft-page-break/>
      <text:h text:style-name="P119" text:outline-level="1">Приложение В<text:line-break/>Тестирование</text:h>
      <text:p text:style-name="P120">Результаты тестирования представлены в таблице Б.1</text:p>
      <text:p text:style-name="P121">Таблица Б.1 — Результаты тестирования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№ п/п</text:p>
          </table:table-cell>
          <table:table-cell table:style-name="TableCell129">
            <text:p text:style-name="P130">Входные данные</text:p>
          </table:table-cell>
          <table:table-cell table:style-name="TableCell131">
            <text:p text:style-name="P132">Выходные данные</text:p>
          </table:table-cell>
        </table:table-row>
        <table:table-row table:style-name="TableRow133">
          <table:table-cell table:style-name="TableCell134">
            <text:list text:style-name="LFO3" text:continue-numbering="true">
              <text:list-item>
                <text:p text:style-name="P135"/>
              </text:list-item>
            </text:list>
          </table:table-cell>
          <table:table-cell table:style-name="TableCell136">
            <text:p text:style-name="P137">15</text:p>
          </table:table-cell>
          <table:table-cell table:style-name="TableCell138">
            <text:p text:style-name="P139">25</text:p>
          </table:table-cell>
        </table:table-row>
        <table:table-row table:style-name="TableRow140">
          <table:table-cell table:style-name="TableCell141">
            <text:list text:style-name="LFO3" text:continue-numbering="true">
              <text:list-item>
                <text:p text:style-name="P142"/>
              </text:list-item>
            </text:list>
          </table:table-cell>
          <table:table-cell table:style-name="TableCell143">
            <text:p text:style-name="P144"><text:span text:style-name="T145">15</text:span><text:span text:style-name="T146">b5</text:span></text:p>
          </table:table-cell>
          <table:table-cell table:style-name="TableCell147">
            <text:p text:style-name="P148"><text:span text:style-name="T149">25</text:span></text:p>
          </table:table-cell>
        </table:table-row>
        <table:table-row table:style-name="TableRow150">
          <table:table-cell table:style-name="TableCell151">
            <text:list text:style-name="LFO3" text:continue-numbering="true">
              <text:list-item>
                <text:p text:style-name="P152"/>
              </text:list-item>
            </text:list>
          </table:table-cell>
          <table:table-cell table:style-name="TableCell153">
            <text:p text:style-name="P154"><text:span text:style-name="T155">-14b</text:span></text:p>
          </table:table-cell>
          <table:table-cell table:style-name="TableCell156">
            <text:p text:style-name="P157">not answer</text:p>
          </table:table-cell>
        </table:table-row>
        <table:table-row table:style-name="TableRow158">
          <table:table-cell table:style-name="TableCell159">
            <text:list text:style-name="LFO3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14b-</text:p>
          </table:table-cell>
          <table:table-cell table:style-name="TableCell163">
            <text:p text:style-name="P164"><text:span text:style-name="T165">22</text:span></text:p>
          </table:table-cell>
        </table:table-row>
        <table:table-row table:style-name="TableRow166">
          <table:table-cell table:style-name="TableCell167">
            <text:list text:style-name="LFO3" text:continue-numbering="true">
              <text:list-item>
                <text:p text:style-name="P168"/>
              </text:list-item>
            </text:list>
          </table:table-cell>
          <table:table-cell table:style-name="TableCell169">
            <text:p text:style-name="P170">150000</text:p>
          </table:table-cell>
          <table:table-cell table:style-name="TableCell171">
            <text:p text:style-name="P172"><text:span text:style-name="T173">196854853</text:span></text:p>
          </table:table-cell>
        </table:table-row>
        <table:table-row table:style-name="TableRow174">
          <table:table-cell table:style-name="TableCell175">
            <text:list text:style-name="LFO3" text:continue-numbering="true">
              <text:list-item>
                <text:p text:style-name="P176"/>
              </text:list-item>
            </text:list>
          </table:table-cell>
          <table:table-cell table:style-name="TableCell177">
            <text:p text:style-name="P178">-</text:p>
          </table:table-cell>
          <table:table-cell table:style-name="TableCell179">
            <text:p text:style-name="P180">not answer</text:p>
          </table:table-cell>
        </table:table-row>
        <table:table-row table:style-name="TableRow181">
          <table:table-cell table:style-name="TableCell182">
            <text:list text:style-name="LFO3" text:continue-numbering="true">
              <text:list-item>
                <text:p text:style-name="P183"/>
              </text:list-item>
            </text:list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1</text:p>
          </table:table-cell>
        </table:table-row>
        <table:table-row table:style-name="TableRow188">
          <table:table-cell table:style-name="TableCell189">
            <text:list text:style-name="LFO3" text:continue-numbering="true">
              <text:list-item>
                <text:p text:style-name="P190"/>
              </text:list-item>
            </text:list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not answer</text:p>
          </table:table-cell>
        </table:table-row>
        <table:table-row table:style-name="TableRow195">
          <table:table-cell table:style-name="TableCell196">
            <text:list text:style-name="LFO3" text:continue-numbering="true">
              <text:list-item>
                <text:p text:style-name="P197"/>
              </text:list-item>
            </text:list>
          </table:table-cell>
          <table:table-cell table:style-name="TableCell198">
            <text:p text:style-name="P199">-1</text:p>
          </table:table-cell>
          <table:table-cell table:style-name="TableCell200">
            <text:p text:style-name="P201">not answer</text:p>
          </table:table-cell>
        </table:table-row>
        <table:table-row table:style-name="TableRow202">
          <table:table-cell table:style-name="TableCell203">
            <text:list text:style-name="LFO3" text:continue-numbering="true">
              <text:list-item>
                <text:p text:style-name="P204"/>
              </text:list-item>
            </text:list>
          </table:table-cell>
          <table:table-cell table:style-name="TableCell205">
            <text:p text:style-name="P206">30</text:p>
          </table:table-cell>
          <table:table-cell table:style-name="TableCell207">
            <text:p text:style-name="P208"><text:span text:style-name="T209">84</text:span></text:p>
          </table:table-cell>
        </table:table-row>
      </table:table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blob-code-inner" style:display-name="blob-code-inner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ikl</meta:initial-creator>
    <dc:creator>Михаил Прокофьев</dc:creator>
    <meta:creation-date>2020-10-09T13:09:00Z</meta:creation-date>
    <dc:date>2020-10-09T13:09:00Z</dc:date>
    <meta:print-date>2020-10-09T13:09:00Z</meta:print-date>
    <meta:template xlink:href="Normal" xlink:type="simple"/>
    <meta:editing-cycles>2</meta:editing-cycles>
    <meta:editing-duration>PT0S</meta:editing-duration>
    <meta:document-statistic meta:page-count="5" meta:paragraph-count="5" meta:word-count="430" meta:character-count="2878" meta:row-count="20" meta:non-whitespace-character-count="2453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n</mml:mi>
    </mml:mrow>
  </mml:mfenced>
  <mml:mo>=</mml:mo>
  <mml:mfenced open="{" close="" separators="|">
    <mml:mrow>
      <mml:mtable>
        <mml:mtr>
          <mml:mtd>
            <mml:mrow>
              <mml:maligngroup/>
              <mml:mn>1</mml:mn>
              <mml:mo>,</mml:mo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е</mml:mi>
              <mml:mi>с</mml:mi>
              <mml:mi>л</mml:mi>
              <mml:mi>и</mml:mi>
              <mml:mi> </mml:mi>
              <mml:mi>n</mml:mi>
              <mml:mo>=</mml:mo>
              <mml:mn>1</mml:mn>
            </mml:mrow>
          </mml:mtd>
        </mml:mtr>
        <mml:mtr>
          <mml:mtd>
            <mml:mrow>
              <mml:maligngroup/>
              <mml:mrow>
                <mml:munderover>
                  <mml:mo stretchy="false">∑</mml:mo>
                  <mml:mrow>
                    <mml:mi>i</mml:mi>
                    <mml:mo>=</mml:mo>
                    <mml:mn>2</mml:mn>
                  </mml:mrow>
                  <mml:mrow>
                    <mml:mi>n</mml:mi>
                  </mml:mrow>
                </mml:munderover>
                <mml:mrow>
                  <mml:mi>f</mml:mi>
                  <mml:mfenced separators="|">
                    <mml:mrow>
                      <mml:mi>n</mml:mi>
                      <mml:mi> </mml:mi>
                      <mml:mi>d</mml:mi>
                      <mml:mi>i</mml:mi>
                      <mml:mi>v</mml:mi>
                      <mml:mi> </mml:mi>
                      <mml:mi>i</mml:mi>
                    </mml:mrow>
                  </mml:mfenced>
                  <mml:mo>,</mml:mo>
                  <mml:mi> </mml:mi>
                  <mml:mi>е</mml:mi>
                  <mml:mi>с</mml:mi>
                  <mml:mi>л</mml:mi>
                  <mml:mi>и</mml:mi>
                  <mml:mi> </mml:mi>
                  <mml:mi>n</mml:mi>
                  <mml:mo>≥</mml:mo>
                  <mml:mn>2</mml:mn>
                </mml:mrow>
              </mml:mrow>
            </mml:mrow>
          </mml:mtd>
        </mml:mtr>
      </mml:mtable>
    </mml:mrow>
  </mml:mfenced>
</mml:math>
</file>